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30pt"/>
    </style:style>
    <style:style style:name="P3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2pt"/>
    </style:style>
    <style:style style:name="P4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4pt"/>
    </style:style>
    <style:style style:name="P5" style:family="paragraph" style:parent-style-name="Standard">
      <style:paragraph-properties fo:text-align="center" style:justify-single-word="false"/>
      <style:text-properties officeooo:rsid="001cfc57" officeooo:paragraph-rsid="001cfc57" style:font-name-complex="Guttman Vilna" style:font-size-complex="34pt"/>
    </style:style>
    <style:style style:name="P6" style:family="paragraph" style:parent-style-name="Standard">
      <style:paragraph-properties fo:line-height="0.212cm" fo:text-align="center" style:justify-single-word="false"/>
      <style:text-properties officeooo:rsid="001f1df8" officeooo:paragraph-rsid="001cc710" style:font-name-complex="Guttman Vilna" style:font-size-complex="42pt"/>
    </style:style>
    <style:style style:name="P7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44pt"/>
    </style:style>
    <style:style style:name="P8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52pt"/>
    </style:style>
    <style:style style:name="P9" style:family="paragraph" style:parent-style-name="Standard">
      <style:text-properties officeooo:rsid="001cc710" officeooo:paragraph-rsid="001cc710" style:font-size-complex="14pt"/>
    </style:style>
    <style:style style:name="P1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cc710" style:font-size-asian="7pt" style:font-weight-asian="normal" style:font-name-complex="Guttman Rashi" style:font-size-complex="20pt" style:font-weight-complex="normal"/>
    </style:style>
    <style:style style:name="P11" style:family="paragraph" style:parent-style-name="Standard">
      <style:paragraph-properties fo:text-align="justify" fo:text-align-last="center" style:justify-single-word="false"/>
      <style:text-properties officeooo:rsid="0020b5a3" officeooo:paragraph-rsid="001cc710" style:font-name-complex="Guttman Rashi" style:font-size-complex="20pt"/>
    </style:style>
    <style:style style:name="P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01cfc5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style:font-size-complex="42pt"/>
    </style:style>
    <style:style style:name="T4" style:family="text">
      <style:text-properties style:font-size-complex="46pt"/>
    </style:style>
    <style:style style:name="T5" style:family="text">
      <style:text-properties style:font-size-complex="36pt"/>
    </style:style>
    <style:style style:name="T6" style:family="text">
      <style:text-properties officeooo:rsid="0037f815"/>
    </style:style>
    <style:style style:name="T7" style:family="text">
      <style:text-properties officeooo:rsid="00386b6e"/>
    </style:style>
    <style:style style:name="T8" style:family="text">
      <style:text-properties fo:font-size="7pt" fo:font-weight="normal" style:font-size-asian="7pt" style:font-weight-asian="normal" style:font-weight-complex="normal"/>
    </style:style>
    <style:style style:name="T9" style:family="text">
      <style:text-properties style:font-name="Liberation Serif" fo:font-size="10pt" officeooo:rsid="00f96afb" style:font-size-asian="10pt" style:font-size-complex="10pt"/>
    </style:style>
    <style:style style:name="T10" style:family="text">
      <style:text-properties style:font-name="Liberation Serif" officeooo:rsid="008e0157" style:font-name-complex="Guttman Rashi"/>
    </style:style>
    <style:style style:name="T11" style:family="text">
      <style:text-properties style:font-name="Liberation Serif" officeooo:rsid="014419a2" style:font-name-complex="Guttman Rash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בס"ד</text:p>
      <text:p text:style-name="P9"/>
      <text:p text:style-name="P9"/>
      <text:p text:style-name="P9"/>
      <text:p text:style-name="P1"/>
      <text:p text:style-name="P2">ספר</text:p>
      <text:p text:style-name="P6"/>
      <text:p text:style-name="P8">מצהלו<text:span text:style-name="T1">ת</text:span> חתני<text:span text:style-name="T2">ם</text:span>.</text:p>
      <text:p text:style-name="P8"/>
      <text:p text:style-name="P4">למו"הרר <text:span text:style-name="T3">חנוך זונדל בן יוסף</text:span><text:span text:style-name="T5"> "בעל הענפים" זצוקלל"ה זיע"א</text:span></text:p>
      <text:p text:style-name="P4"><text:span text:style-name="T5"/></text:p>
      <text:p text:style-name="P10">בו כל דיני אירוסין ונישואין בשל<text:span text:style-name="T6">י</text:span>מות. ודיני שבע ברכות.</text:p>
      <text:p text:style-name="P10">ופי’ על שבע ברכות. בו תמצא טעם על כל מנהגים</text:p>
      <text:p text:style-name="P10">שנוהגים <text:span text:style-name="T7">קודם</text:span> החופה. ותחת החופה. ואחר החופה.</text:p>
      <text:p text:style-name="P10">בו יבואר מעלת החתן אם נושא אשה לש"ש ועונש המבטל</text:p>
      <text:p text:style-name="P10">מצות פ"ו. ומעלת השושבינין. ודיני תענית חתן וכלה ביום</text:p>
      <text:p text:style-name="P10">חופתם. ובאיזה ימים אינם צריכין להתענות. ודין שאין</text:p>
      <text:p text:style-name="P10">אומרים תחינה בבי"הכנ שהחתן בו. ועד מתי נקראים</text:p>
      <text:p text:style-name="P10">ז’ ימי המשתה. ודין בעילת מצוה וברכתה. ותוכחת מוסר</text:p>
      <text:p text:style-name="P10">להחתן ולכל אנשי הסעודה. ובאיזה ימים אסור לעשות</text:p>
      <text:p text:style-name="P11"><text:span text:style-name="T8">נישואין:</text:span></text:p>
      <text:p text:style-name="P4"><text:span text:style-name="T5"/></text:p>
      <text:p text:style-name="P4"><text:span text:style-name="T5"/></text:p>
      <text:p text:style-name="P3">הוקלד מחדש על ידי אני הקטן</text:p>
      <text:p text:style-name="P4"><text:span text:style-name="T5">דוד בולקא נ"י</text:span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/>
      <text:p text:style-name="P4"/>
      <text:p text:style-name="P5"/>
      <text:p text:style-name="P4"><text:span text:style-name="T5"/></text:p>
      <text:p text:style-name="P4"><text:span text:style-name="T5"/></text:p>
      <text:p text:style-name="P4"/>
      <text:p text:style-name="P4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21:36.209000000</meta:creation-date>
    <dc:date>2020-03-09T16:37:15.097000000</dc:date>
    <meta:editing-duration>P1DT1H3M15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16" meta:word-count="101" meta:character-count="548" meta:non-whitespace-character-count="463"/>
  </office:meta>
</office:document-meta>
</file>